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b61d" officeooo:paragraph-rsid="0005b61d"/>
    </style:style>
    <style:style style:name="P2" style:family="paragraph" style:parent-style-name="Standard">
      <style:text-properties officeooo:rsid="0005b61d" officeooo:paragraph-rsid="0005b61d"/>
    </style:style>
    <style:style style:name="P3" style:family="paragraph" style:parent-style-name="Standard">
      <style:text-properties officeooo:rsid="00094379" officeooo:paragraph-rsid="000943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leyenda de San Andrés De Teixido</text:p>
      <text:p text:style-name="P3">Leyendas de España – Vicente García de Diego</text:p>
      <text:p text:style-name="P1">La leyenda</text:p>
      <text:p text:style-name="P1">El santuario de San Andrés de Teixido está en “O cabo do mundo”, en el lugar más apartado de todos los caminos, allí donde acaba toda la tierra habitada y al pie de la sierra que termina en el cabo Ortegal.[...] Los caminos que conducían a Teixido eran ásperos y peligrosos antes de que hubiera carretera.</text:p>
      <text:p text:style-name="P1">No obstante, es necesario que todo hombre[...] haga, por lo menos una vez en la vida, la peregrinación a San Andrés de Teixido. El que no lo haga durante su vida, tendrá que hacerla después de muerto.</text:p>
      <text:p text:style-name="P1">Los peregrinos que se dirigían hacia allí por aquellos difíciles caminos llevaban una piedra cada uno, cuanto más pesada mejor, para dejar en los amilladoiros [...]</text:p>
      <text:p text:style-name="P1">El origen</text:p>
      <text:p text:style-name="P1">El apóstol san Andrés estaba muy triste de ver las ingentes multitudes que de todos los rincones del mundo, de todas las naciones [...] venían a visitar el sepulcro de su compañero y coapóstol, el señor Santiago, sin que los detuvieran distancias, trabajos ni penalidades de ningún género, mientras que su santuario, propicio a todos los milagros, estaba siempre solo y abandonado, sin que nadie acudiese a él.</text:p>
      <text:p text:style-name="P1">Este olvido y esta soledad le causaban una inmensa pena; tanto, que no hacía más que pensar en ello y vagar por los caminos lamentando en lo profundo de su corazón los desdenes de los devotos.</text:p>
      <text:p text:style-name="P1">En una de sus solitarias caminatas se encontró de pronto con Nuestro Señor Jesucristo, que venía por el mismo camino. El Señor [...] le preguntó por qué estaba tan triste [...]</text:p>
      <text:p text:style-name="P1">-Maestro: estoy triste porque, mientras todos van a visitar a tu discípulo Santiago [...] nadie viene a mi santuario, [...], como si yo fuese menos fiel discípulo tuyo y menos celoso del bien de los pobres.</text:p>
      <text:p text:style-name="P1">[...] compadecido de su discípulo, le dijo:</text:p>
      <text:p text:style-name="P1">-Bien dices, Andrés, que no eres ni has de ser menos que Santiago. De hoy en adelante <text:s/>[...] nadie entrará en el cielo sin que haya visitado tu santuario a lo menos una vez en la vida, y el que no lo haya hecho de vivo tendrá que hacerlo de muerto.</text:p>
      <text:p text:style-name="P1">Y así fue. Por eso desde entonces se dice: </text:p>
      <text:p text:style-name="P1">A San Andrés de Teixido vai de morto o que non vai de v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2:25:26.069000000</meta:creation-date>
    <dc:date>2017-02-20T11:12:37.799000000</dc:date>
    <meta:editing-duration>PT2M5S</meta:editing-duration>
    <meta:editing-cycles>5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5" meta:word-count="389" meta:character-count="2143" meta:non-whitespace-character-count="1766"/>
  </office:meta>
</office:document-meta>
</file>